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4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rbonFootprin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string" calcext:value-type="string">
            <text:p>NC (nb coeurs)</text:p>
          </table:table-cell>
          <table:table-cell office:value-type="string" calcext:value-type="string">
            <text:p>PC (W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 (W)</text:p>
          </table:table-cell>
          <table:table-cell office:value-type="string" calcext:value-type="string">
            <text:p>PU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(kg Wh)</text:p>
          </table:table-cell>
          <table:table-cell office:value-type="string" calcext:value-type="string">
            <text:p>CI (g CO2/kg Wh)</text:p>
          </table:table-cell>
          <table:table-cell table:number-columns-repeated="5"/>
        </table:table-row>
        <table:table-row table:style-name="ro1">
          <table:table-cell table:formula="of:= [.A2] * (      ([.B2]*[.C2]*[.D2]  )      +      ( [.E2]*[.F2] )   )    *    [.G2]    *  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(kg CO)</text:p>
          </table:table-cell>
          <table:table-cell table:number-columns-repeated="6"/>
        </table:table-row>
        <table:table-row table:style-name="ro1">
          <table:table-cell table:formula="of:= [.A5]*[.B5]*0.001" office:value-type="float" office:value="49.46500755" calcext:value-type="float">
            <text:p>49,46500755</text:p>
          </table:table-cell>
          <table:table-cell table:number-columns-repeated="6"/>
        </table:table-row>
      </table:table>
      <table:table table:name="Integration Onze Energie" table:style-name="ta1">
        <table:table-column table:style-name="co1" table:default-cell-style-name="Default"/>
        <table:table-row table:style-name="ro1">
          <table:table-cell office:value-type="string" calcext:value-type="string">
            <text:p>COE(kg CO)</text:p>
          </table:table-cell>
        </table:table-row>
        <table:table-row table:style-name="ro1">
          <table:table-cell table:formula="of:=[$CarbonFootprint.A8]*11" office:value-type="float" office:value="544.11508305" calcext:value-type="float">
            <text:p>544,11508305</text:p>
          </table:table-cell>
        </table:table-row>
      </table:table>
      <table:table table:name="Temps Absorbtion CO" table:style-name="ta1">
        <table:table-column table:style-name="co3" table:default-cell-style-name="Default"/>
        <table:table-row table:style-name="ro1">
          <table:table-cell office:value-type="string" calcext:value-type="string">
            <text:p>Temps Absorbtion CO2</text:p>
          </table:table-cell>
        </table:table-row>
        <table:table-row table:style-name="ro1">
          <table:table-cell table:formula="of:= [$'Integration Onze Energie'.A2] / 11" office:value-type="float" office:value="49.46500755" calcext:value-type="float">
            <text:p>49,46500755</text:p>
          </table:table-cell>
        </table:table-row>
      </table:table>
      <table:table table:name="CarbonFootprintBER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 (h)</text:p>
          </table:table-cell>
          <table:table-cell office:value-type="string" calcext:value-type="string">
            <text:p>NC (nb GPU)</text:p>
          </table:table-cell>
          <table:table-cell office:value-type="string" calcext:value-type="string">
            <text:p>PC (W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PM (W)</text:p>
          </table:table-cell>
          <table:table-cell office:value-type="string" calcext:value-type="string">
            <text:p>PUE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00" calcext:value-type="float">
            <text:p>300</text:p>
          </table:table-cell>
          <table:table-cell office:value-type="float" office:value="0.627" calcext:value-type="float">
            <text:p>0,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7" calcext:value-type="float">
            <text:p>1,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 (kg Wh)</text:p>
          </table:table-cell>
          <table:table-cell office:value-type="string" calcext:value-type="string">
            <text:p>CI (g CO2/kg Wh)</text:p>
          </table:table-cell>
          <table:table-cell table:number-columns-repeated="5"/>
        </table:table-row>
        <table:table-row table:style-name="ro1">
          <table:table-cell table:formula="of:= [.A2] * (      ([.B2]*[.C2]*[.D2]  )      +      ( [.E2]*[.F2] )   )    *    [.G2]    *   0.001" office:value-type="float" office:value="1588.226112" calcext:value-type="float">
            <text:p>1588,226112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E(kg CO)</text:p>
          </table:table-cell>
          <table:table-cell table:number-columns-repeated="6"/>
        </table:table-row>
        <table:table-row table:style-name="ro1">
          <table:table-cell table:formula="of:= [.A5]*[.B5]*0.001" office:value-type="float" office:value="754.4074032" calcext:value-type="float">
            <text:p>754,40740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7:04:59.429913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4T14:57:18.397797681</meta:creation-date>
    <meta:generator>LibreOffice/24.2.7.2$Linux_X86_64 LibreOffice_project/420$Build-2</meta:generator>
    <dc:date>2025-12-04T17:09:16.918407895</dc:date>
    <meta:editing-duration>PT40M43S</meta:editing-duration>
    <meta:editing-cycles>7</meta:editing-cycles>
    <meta:document-statistic meta:table-count="4" meta:cell-count="44" meta:object-count="0"/>
  </office:meta>
</office:document-meta>
</file>